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28cm" style:rel-column-width="28914*"/>
    </style:style>
    <style:style style:name="Таблица1.B" style:family="table-column">
      <style:table-column-properties style:column-width="4.369cm" style:rel-column-width="17353*"/>
    </style:style>
    <style:style style:name="Таблица1.C" style:family="table-column">
      <style:table-column-properties style:column-width="4.851cm" style:rel-column-width="19268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6.933cm" fo:margin-top="0cm" fo:margin-bottom="0cm" table:align="center" style:writing-mode="lr-tb"/>
    </style:style>
    <style:style style:name="Таблица2.A" style:family="table-column">
      <style:table-column-properties style:column-width="2.245cm"/>
    </style:style>
    <style:style style:name="Таблица2.B" style:family="table-column">
      <style:table-column-properties style:column-width="4.262cm"/>
    </style:style>
    <style:style style:name="Таблица2.C" style:family="table-column">
      <style:table-column-properties style:column-width="2.743cm"/>
    </style:style>
    <style:style style:name="Таблица2.D" style:family="table-column">
      <style:table-column-properties style:column-width="3.747cm"/>
    </style:style>
    <style:style style:name="Таблица2.E" style:family="table-column">
      <style:table-column-properties style:column-width="3.937cm"/>
    </style:style>
    <style:style style:name="Таблица2.1" style:family="table-row">
      <style:table-row-properties style:min-row-height="0.506cm" fo:keep-together="always"/>
    </style:style>
    <style:style style:name="Таблица2.A1" style:family="table-cell">
      <style:table-cell-properties fo:padding-left="0.199cm" fo:padding-right="0.191cm" fo:padding-top="0cm" fo:padding-bottom="0cm" fo:border="0.5pt solid #000000"/>
    </style:style>
    <style:style style:name="Таблица2.2" style:family="table-row">
      <style:table-row-properties style:min-row-height="0.504cm" fo:keep-together="always"/>
    </style:style>
    <style:style style:name="Таблица2.3" style:family="table-row">
      <style:table-row-properties style:min-row-height="1.453cm" fo:keep-together="always"/>
    </style:style>
    <style:style style:name="Таблица2.6" style:family="table-row">
      <style:table-row-properties style:min-row-height="1.055cm" fo:keep-together="always"/>
    </style:style>
    <style:style style:name="Таблица2.7" style:family="table-row">
      <style:table-row-properties style:min-row-height="0.61cm" fo:keep-together="always"/>
    </style:style>
    <style:style style:name="Таблица2.8" style:family="table-row">
      <style:table-row-properties style:min-row-height="1.012cm" fo:keep-together="always"/>
    </style:style>
    <style:style style:name="Таблица3" style:family="table">
      <style:table-properties style:width="16.933cm" fo:margin-top="0cm" fo:margin-bottom="0cm" table:align="center" style:writing-mode="lr-tb"/>
    </style:style>
    <style:style style:name="Таблица3.A" style:family="table-column">
      <style:table-column-properties style:column-width="2.245cm"/>
    </style:style>
    <style:style style:name="Таблица3.B" style:family="table-column">
      <style:table-column-properties style:column-width="4.262cm"/>
    </style:style>
    <style:style style:name="Таблица3.C" style:family="table-column">
      <style:table-column-properties style:column-width="2.743cm"/>
    </style:style>
    <style:style style:name="Таблица3.D" style:family="table-column">
      <style:table-column-properties style:column-width="3.747cm"/>
    </style:style>
    <style:style style:name="Таблица3.E" style:family="table-column">
      <style:table-column-properties style:column-width="3.937cm"/>
    </style:style>
    <style:style style:name="Таблица3.1" style:family="table-row">
      <style:table-row-properties style:min-row-height="0.506cm" fo:keep-together="always"/>
    </style:style>
    <style:style style:name="Таблица3.A1" style:family="table-cell">
      <style:table-cell-properties fo:padding-left="0.199cm" fo:padding-right="0.191cm" fo:padding-top="0cm" fo:padding-bottom="0cm" fo:border="0.5pt solid #000000"/>
    </style:style>
    <style:style style:name="Таблица3.2" style:family="table-row">
      <style:table-row-properties style:min-row-height="0.504cm" fo:keep-together="always"/>
    </style:style>
    <style:style style:name="Таблица3.3" style:family="table-row">
      <style:table-row-properties style:min-row-height="1.453cm" fo:keep-together="always"/>
    </style:style>
    <style:style style:name="Таблица3.8" style:family="table-row">
      <style:table-row-properties style:min-row-height="1.076cm" fo:keep-together="always"/>
    </style:style>
    <style:style style:name="Таблица3.10" style:family="table-row">
      <style:table-row-properties style:min-row-height="1.034cm" fo:keep-together="always"/>
    </style:style>
    <style:style style:name="Таблица3.11" style:family="table-row">
      <style:table-row-properties style:min-row-height="0.758cm" fo:keep-together="always"/>
    </style:style>
    <style:style style:name="Таблица3.16" style:family="table-row">
      <style:table-row-properties style:min-row-height="0.61cm" fo:keep-together="always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/>
    </style:style>
    <style:style style:name="P9" style:family="paragraph" style:parent-style-name="Standard">
      <style:paragraph-properties fo:line-height="115%" fo:text-align="center" style:justify-single-word="false"/>
      <style:text-properties fo:font-size="14pt" fo:language="en" fo:country="US" style:font-size-asian="14pt"/>
    </style:style>
    <style:style style:name="P10" style:family="paragraph" style:parent-style-name="Standard">
      <style:paragraph-properties fo:line-height="115%"/>
    </style:style>
    <style:style style:name="P11" style:family="paragraph" style:parent-style-name="Standard">
      <style:paragraph-properties fo:line-height="115%" fo:text-align="center" style:justify-single-word="false"/>
    </style:style>
    <style:style style:name="P12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</style:style>
    <style:style style:name="P13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officeooo:paragraph-rsid="000cabbf"/>
    </style:style>
    <style:style style:name="P14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style:font-name="Courier New" fo:font-size="11pt" fo:language="en" fo:country="US" style:font-size-asian="11pt" style:font-name-complex="Courier New1" style:font-size-complex="11pt"/>
    </style:style>
    <style:style style:name="P15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style:font-name="Courier New" fo:language="en" fo:country="US" style:font-name-complex="Courier New1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</style:style>
    <style:style style:name="P17" style:family="paragraph" style:parent-style-name="Standard">
      <style:paragraph-properties fo:margin-top="0cm" fo:margin-bottom="0.282cm" loext:contextual-spacing="false" fo:line-height="108%"/>
      <style:text-properties fo:font-size="14pt" style:font-size-asian="14pt"/>
    </style:style>
    <style:style style:name="P18" style:family="paragraph" style:parent-style-name="Standard">
      <style:paragraph-properties fo:margin-left="1.251cm" fo:margin-right="0cm" fo:line-height="115%" fo:text-align="justify" style:justify-single-word="false" fo:text-indent="0cm" style:auto-text-indent="false"/>
    </style:style>
    <style:style style:name="P1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0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fo:font-size="14pt" style:font-size-asian="14pt"/>
    </style:style>
    <style:style style:name="P21" style:family="paragraph" style:parent-style-name="Plain_20_Text">
      <style:paragraph-properties fo:margin-top="0cm" fo:margin-bottom="0cm" loext:contextual-spacing="false" fo:text-align="justify" style:justify-single-word="false"/>
    </style:style>
    <style:style style:name="P22" style:family="paragraph" style:parent-style-name="Plain_20_Text">
      <style:paragraph-properties fo:margin-top="0cm" fo:margin-bottom="0cm" loext:contextual-spacing="false" fo:text-align="center" style:justify-single-word="false"/>
    </style:style>
    <style:style style:name="P23" style:family="paragraph" style:parent-style-name="Normal_20__28_Web_29_">
      <style:paragraph-properties fo:margin-top="0cm" fo:margin-bottom="0cm" loext:contextual-spacing="false" fo:line-height="115%" fo:text-align="justify" style:justify-single-word="false"/>
    </style:style>
    <style:style style:name="P24" style:family="paragraph" style:parent-style-name="Normal_20__28_Web_29_">
      <style:paragraph-properties fo:margin-top="0cm" fo:margin-bottom="0cm" loext:contextual-spacing="false" fo:line-height="115%" fo:text-align="center" style:justify-single-word="false"/>
    </style:style>
    <style:style style:name="P25" style:family="paragraph" style:parent-style-name="Normal_20__28_Web_29_">
      <style:paragraph-properties fo:margin-top="0cm" fo:margin-bottom="0cm" loext:contextual-spacing="false" fo:line-height="115%" fo:text-align="center" style:justify-single-word="false"/>
      <style:text-properties officeooo:paragraph-rsid="000cabbf"/>
    </style:style>
    <style:style style:name="P26" style:family="paragraph" style:parent-style-name="Normal_20__28_Web_29_">
      <style:paragraph-properties fo:margin-top="0cm" fo:margin-bottom="0cm" loext:contextual-spacing="false" fo:line-height="115%" fo:text-align="justify" style:justify-single-word="false"/>
      <style:text-properties fo:font-size="14pt" style:font-size-asian="14pt" style:font-size-complex="14pt"/>
    </style:style>
    <style:style style:name="P27" style:family="paragraph" style:parent-style-name="Normal_20__28_Web_29_">
      <style:paragraph-properties fo:margin-top="0cm" fo:margin-bottom="0cm" loext:contextual-spacing="false" fo:line-height="115%" fo:text-align="center" style:justify-single-word="false"/>
      <style:text-properties fo:font-size="14pt" style:font-size-asian="14pt" style:font-size-complex="14pt"/>
    </style:style>
    <style:style style:name="P28" style:family="paragraph" style:parent-style-name="Normal_20__28_Web_29_">
      <style:paragraph-properties fo:margin-top="0cm" fo:margin-bottom="0cm" loext:contextual-spacing="false" fo:line-height="115%" fo:text-align="justify" style:justify-single-word="false"/>
      <style:text-properties fo:font-size="14pt" style:font-size-asian="14pt"/>
    </style:style>
    <style:style style:name="P29" style:family="paragraph" style:parent-style-name="Plain_20_Text">
      <style:paragraph-properties fo:margin-top="0.212cm" fo:margin-bottom="0cm" loext:contextual-spacing="false"/>
      <style:text-properties fo:color="#000000" style:font-name="Times New Roman" fo:font-size="12pt" fo:language="en" fo:country="US" style:font-size-asian="12pt" style:font-name-complex="Times New Roman1" style:font-size-complex="12pt"/>
    </style:style>
    <style:style style:name="P30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</style:style>
    <style:style style:name="P31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fo:font-size="14pt" style:font-size-asian="14pt" style:font-size-complex="14pt"/>
    </style:style>
    <style:style style:name="P32" style:family="paragraph" style:parent-style-name="Plain_20_Text">
      <style:paragraph-properties fo:margin-top="0cm" fo:margin-bottom="0cm" loext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3" style:family="paragraph" style:parent-style-name="Plain_20_Text">
      <style:paragraph-properties fo:margin-top="0cm" fo:margin-bottom="0cm" loext:contextual-spacing="false" fo:text-align="justify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34" style:family="paragraph" style:parent-style-name="Plain_20_Text">
      <style:paragraph-properties fo:margin-top="0cm" fo:margin-bottom="0cm" loext:contextual-spacing="false"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35" style:family="paragraph" style:parent-style-name="List_20_Paragraph" style:list-style-name="WWNum2">
      <style:paragraph-properties fo:line-height="115%" fo:text-align="justify" style:justify-single-word="false"/>
    </style:style>
    <style:style style:name="P36" style:family="paragraph" style:parent-style-name="List_20_Paragraph" style:list-style-name="WWNum3">
      <style:paragraph-properties fo:line-height="115%" fo:text-align="justify" style:justify-single-word="false"/>
      <style:text-properties fo:font-size="14pt" fo:language="en" fo:country="US" fo:font-style="italic" fo:font-weight="bold" style:font-size-asian="14pt" style:font-style-asian="italic" style:font-weight-asian="bold" style:font-style-complex="italic" style:font-weight-complex="bold"/>
    </style:style>
    <style:style style:name="P3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8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39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40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/>
    </style:style>
    <style:style style:name="P41" style:family="paragraph" style:parent-style-name="Standard">
      <style:text-properties fo:font-size="14pt" style:font-size-asian="14pt" style:font-size-complex="14pt"/>
    </style:style>
    <style:style style:name="P42" style:family="paragraph" style:parent-style-name="Standard">
      <style:paragraph-properties fo:line-height="115%" fo:text-align="center" style:justify-single-word="false"/>
      <style:text-properties fo:font-size="14pt" officeooo:rsid="000cabbf" officeooo:paragraph-rsid="000cabbf" style:font-size-asian="14pt" style:font-size-complex="14pt"/>
    </style:style>
    <style:style style:name="P43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14pt" officeooo:rsid="000cf5c5" officeooo:paragraph-rsid="000cf5c5" style:font-size-asian="14pt" style:font-size-complex="14pt"/>
    </style:style>
    <style:style style:name="P45" style:family="paragraph" style:parent-style-name="Standard">
      <style:paragraph-properties fo:line-height="115%" fo:text-align="justify" style:justify-single-word="false"/>
      <style:text-properties fo:font-size="14pt" style:font-size-asian="14pt"/>
    </style:style>
    <style:style style:name="P46" style:family="paragraph" style:parent-style-name="Standard">
      <style:paragraph-properties fo:line-height="115%" fo:text-align="center" style:justify-single-word="false"/>
      <style:text-properties fo:font-size="14pt" style:font-size-asian="14pt"/>
    </style:style>
    <style:style style:name="P47" style:family="paragraph" style:parent-style-name="Standard">
      <style:paragraph-properties fo:line-height="115%" fo:text-align="center" style:justify-single-word="false"/>
      <style:text-properties fo:font-size="14pt" fo:language="en" fo:country="US" style:font-size-asian="14pt"/>
    </style:style>
    <style:style style:name="P48" style:family="paragraph" style:parent-style-name="Standard" style:list-style-name="WWNum2">
      <style:paragraph-properties fo:line-height="115%"/>
    </style:style>
    <style:style style:name="P49" style:family="paragraph" style:parent-style-name="Standard">
      <style:paragraph-properties fo:text-align="end" style:justify-single-word="false"/>
      <style:text-properties fo:color="#000000" fo:font-size="14pt" style:font-size-asian="14pt"/>
    </style:style>
    <style:style style:name="P50" style:family="paragraph" style:parent-style-name="Standard">
      <style:paragraph-properties fo:margin-left="0cm" fo:margin-right="0cm" fo:line-height="115%" fo:text-indent="0.741cm" style:auto-text-indent="false"/>
      <style:text-properties fo:font-size="14pt" fo:font-weight="bold" style:font-size-asian="14pt" style:font-weight-asian="bold" style:font-size-complex="14pt"/>
    </style:style>
    <style:style style:name="P51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fo:font-size="14pt" style:font-size-asian="14pt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weight-complex="bold"/>
    </style:style>
    <style:style style:name="P53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style:font-name="Courier New" fo:font-size="12pt" fo:language="en" fo:country="US" style:font-size-asian="12pt" style:font-name-complex="Courier New1" style:font-size-complex="12pt"/>
    </style:style>
    <style:style style:name="P54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style:font-name="Courier New" fo:language="en" fo:country="US" style:font-name-complex="Courier New1"/>
    </style:style>
    <style:style style:name="P55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style:font-name="Courier New" fo:font-size="14pt" fo:language="en" fo:country="US" fo:font-style="italic" fo:font-weight="bold" style:font-size-asian="14pt" style:font-style-asian="italic" style:font-weight-asian="bold" style:font-name-complex="Courier New1" style:font-style-complex="italic" style:font-weight-complex="bold" fo:hyphenate="true" fo:hyphenation-remain-char-count="2" fo:hyphenation-push-char-count="2"/>
    </style:style>
    <style:style style:name="P56" style:family="paragraph" style:parent-style-name="Normal_20__28_Web_29_">
      <style:paragraph-properties fo:margin-left="0cm" fo:margin-right="0cm" fo:line-height="150%" fo:text-indent="1.249cm" style:auto-text-indent="false"/>
      <style:text-properties fo:font-size="14pt" fo:font-weight="bold" style:font-size-asian="14pt" style:font-weight-asian="bold"/>
    </style:style>
    <style:style style:name="P57" style:family="paragraph" style:parent-style-name="Normal_20__28_Web_29_">
      <style:paragraph-properties fo:margin-left="0cm" fo:margin-right="0cm" fo:line-height="150%" fo:text-align="justify" style:justify-single-word="false" fo:text-indent="1.249cm" style:auto-text-indent="false"/>
      <style:text-properties fo:font-size="14pt" fo:font-weight="bold" style:font-size-asian="14pt" style:font-weight-asian="bold" style:font-size-complex="14pt"/>
    </style:style>
    <style:style style:name="P58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fo:font-size="14pt" style:font-size-asian="14pt" style:font-size-complex="14pt"/>
    </style:style>
    <style:style style:name="P59" style:family="paragraph" style:parent-style-name="Normal_20__28_Web_29_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60" style:family="paragraph" style:parent-style-name="Normal_20__28_Web_29_">
      <style:paragraph-properties fo:margin-top="0cm" fo:margin-bottom="0cm" loext:contextual-spacing="false" fo:line-height="115%" fo:text-align="justify" style:justify-single-word="false"/>
      <style:text-properties fo:font-size="14pt" style:font-size-asian="14pt" style:font-size-complex="14pt"/>
    </style:style>
    <style:style style:name="P61" style:family="paragraph" style:parent-style-name="Normal_20__28_Web_29_">
      <style:paragraph-properties fo:margin-top="0cm" fo:margin-bottom="0cm" loext:contextual-spacing="false" fo:line-height="115%" fo:text-align="center" style:justify-single-word="false"/>
      <style:text-properties fo:font-size="14pt" style:font-size-asian="14pt" style:font-size-complex="14pt"/>
    </style:style>
    <style:style style:name="P62" style:family="paragraph" style:parent-style-name="Normal_20__28_Web_29_">
      <style:paragraph-properties fo:margin-top="0cm" fo:margin-bottom="0cm" loext:contextual-spacing="false" fo:line-height="115%" fo:text-align="justify" style:justify-single-word="false"/>
      <style:text-properties fo:font-size="14pt" style:font-size-asian="14pt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officeooo:rsid="000cabbf" style:font-size-asian="14pt" style:font-size-complex="14pt" style:font-weight-complex="bold"/>
    </style:style>
    <style:style style:name="T7" style:family="text">
      <style:text-properties fo:font-size="14pt" officeooo:rsid="000cabbf" style:font-size-asian="14pt" style:font-size-complex="14pt"/>
    </style:style>
    <style:style style:name="T8" style:family="text">
      <style:text-properties fo:font-size="14pt" officeooo:rsid="000cabbf" style:font-size-asian="14pt"/>
    </style:style>
    <style:style style:name="T9" style:family="text">
      <style:text-properties fo:font-size="14pt" fo:language="en" fo:country="US" style:font-size-asian="14pt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size="14pt" fo:language="en" fo:country="US" fo:font-style="italic" fo:font-weight="bold" style:font-size-asian="14pt" style:font-style-asian="italic" style:font-weight-asian="bold"/>
    </style:style>
    <style:style style:name="T12" style:family="text">
      <style:text-properties fo:font-size="14pt" fo:language="en" fo:country="US" fo:font-style="italic" fo:font-weight="bold" style:font-size-asian="14pt" style:font-style-asian="italic" style:font-weight-asian="bold" style:font-style-complex="italic" style:font-weight-complex="bold"/>
    </style:style>
    <style:style style:name="T13" style:family="text">
      <style:text-properties fo:font-size="14pt" fo:font-style="italic" fo:font-weight="bold" style:font-size-asian="14pt" style:font-style-asian="italic" style:font-weight-asian="bold"/>
    </style:style>
    <style:style style:name="T14" style:family="text"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T15" style:family="text">
      <style:text-properties fo:color="#ff0000" fo:font-size="14pt" fo:font-weight="bold" style:font-size-asian="14pt" style:font-weight-asian="bold" style:font-size-complex="14pt"/>
    </style:style>
    <style:style style:name="T16" style:family="text">
      <style:text-properties fo:font-variant="normal" fo:text-transform="none"/>
    </style:style>
    <style:style style:name="T17" style:family="text">
      <style:text-properties fo:font-weight="bold" style:font-weight-asian="bold" style:font-size-complex="12pt"/>
    </style:style>
    <style:style style:name="T18" style:family="text">
      <style:text-properties fo:font-weight="bold" officeooo:rsid="000cabbf" style:font-weight-asian="bold" style:font-size-complex="12pt"/>
    </style:style>
    <style:style style:name="T19" style:family="text">
      <style:text-properties style:font-name="Times New Roman" fo:font-size="12pt" style:font-size-asian="12pt" style:font-name-complex="Times New Roman1" style:font-size-complex="12pt"/>
    </style:style>
    <style:style style:name="T20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21" style:family="text">
      <style:text-properties style:font-name="Courier New" fo:font-size="11pt" style:font-size-asian="11pt" style:font-name-complex="Courier New1" style:font-size-complex="11pt"/>
    </style:style>
    <style:style style:name="T22" style:family="text">
      <style:text-properties style:font-name="Courier New" fo:font-size="11pt" fo:language="en" fo:country="US" style:font-size-asian="11pt" style:font-name-complex="Courier New1" style:font-size-complex="11pt"/>
    </style:style>
    <style:style style:name="T23" style:family="text">
      <style:text-properties style:font-name="Courier New" fo:language="en" fo:country="US" style:font-name-complex="Courier New1"/>
    </style:style>
    <style:style style:name="T24" style:family="text">
      <style:text-properties style:font-name="Courier New" fo:language="en" fo:country="US" officeooo:rsid="000cabbf" style:font-name-complex="Courier New1"/>
    </style:style>
    <style:style style:name="T25" style:family="text">
      <style:text-properties style:font-name="Courier New" style:font-name-complex="Courier New1"/>
    </style:style>
    <style:style style:name="T26" style:family="text">
      <style:text-properties style:font-name="Courier New" fo:font-size="12pt" fo:language="en" fo:country="US" style:font-size-asian="12pt" style:font-name-complex="Courier New1" style:font-size-complex="12pt"/>
    </style:style>
    <style:style style:name="T27" style:family="text">
      <style:text-properties style:font-name="Courier New" fo:font-size="12pt" fo:language="en" fo:country="US" officeooo:rsid="000cabbf" style:font-size-asian="12pt" style:font-name-complex="Courier New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39">Кафедра МО ЭВМ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19"><text:span text:style-name="Book_20_Title"><text:span text:style-name="T1">отчет</text:span></text:span></text:p>
      <text:p text:style-name="P1"><text:span text:style-name="T2">по лабораторной работе</text:span><text:span text:style-name="T15"> </text:span><text:span text:style-name="T2">№1</text:span></text:p>
      <text:p text:style-name="P39">по дисциплине «Организация ЭВМ и систем»</text:p>
      <text:h text:style-name="Heading_20_1" text:outline-level="1"><text:span text:style-name="Book_20_Title"><text:span text:style-name="T16">Тема: </text:span></text:span><text:span text:style-name="T17">Трансляции, отладка и выполнение программ на языке Ассембл</text:span><text:span text:style-name="T18">е</text:span><text:span text:style-name="T17">ра.</text:span></text:h>
      <text:p text:style-name="P7"/>
      <text:p text:style-name="P5"/>
      <text:p text:style-name="P5"/>
      <text:p text:style-name="P5"/>
      <text:p text:style-name="P4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Студент гр. 8381</text:p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42">Михайлов Д.А.</text:p>
          </table:table-cell>
        </table:table-row>
        <table:table-row table:style-name="Таблица1.1">
          <table:table-cell table:style-name="Таблица1.A1" office:value-type="string">
            <text:p text:style-name="P3">Преподаватель</text:p>
          </table:table-cell>
          <table:table-cell table:style-name="Таблица1.B2" office:value-type="string">
            <text:p text:style-name="P3"/>
          </table:table-cell>
          <table:table-cell table:style-name="Таблица1.A1" office:value-type="string">
            <text:p text:style-name="P44">Ефремов М.А.</text:p>
          </table:table-cell>
        </table:table-row>
      </table:table>
      <text:p text:style-name="P6"/>
      <text:p text:style-name="P6"/>
      <text:p text:style-name="P6">Санкт-Петербург</text:p>
      <text:p text:style-name="P1"><text:span text:style-name="T5">20</text:span><text:span text:style-name="T6">20</text:span></text:p>
      <text:p text:style-name="P56"><text:soft-page-break/>Цель работы. </text:p>
      <text:p text:style-name="P31">Изучить основные принципы трансляции, отладки и выполнения программ на языке Ассемблера. </text:p>
      <text:p text:style-name="P57">Ход работы. </text:p>
      <text:p text:style-name="P59">Часть 1.</text:p>
      <text:p text:style-name="P23"><text:span text:style-name="T4">1. Загрузил файлы hello1.asm, </text:span><text:span text:style-name="T10">hello</text:span><text:span text:style-name="T4">2.</text:span><text:span text:style-name="T10">asm</text:span><text:span text:style-name="T4">, </text:span><text:span text:style-name="T10">masm</text:span><text:span text:style-name="T4">.</text:span><text:span text:style-name="T10">exe</text:span><text:span text:style-name="T4">, </text:span><text:span text:style-name="T10">link</text:span><text:span text:style-name="T4">.</text:span><text:span text:style-name="T10">exe</text:span><text:span text:style-name="T4">, </text:span><text:span text:style-name="T10">afd</text:span><text:span text:style-name="T4">.</text:span><text:span text:style-name="T10">com</text:span><text:span text:style-name="T4">, </text:span><text:span text:style-name="T10">lib</text:span><text:span text:style-name="T4">.</text:span><text:span text:style-name="T10">exe</text:span><text:span text:style-name="T4"> из каталога \лаборат_работы  в каталог  </text:span><text:span text:style-name="T10">D</text:span><text:span text:style-name="T4">:\MASM.</text:span></text:p>
      <text:p text:style-name="P26"/>
      <text:p text:style-name="P23"><text:span text:style-name="T4">2. Запустил программу DOSBox, смонтировал виртуальный диск </text:span><text:span text:style-name="T10">F</text:span><text:span text:style-name="T4">: в каталоге \MASM при помощи mount </text:span><text:span text:style-name="T10">F</text:span><text:span text:style-name="T4"> </text:span><text:span text:style-name="T10">D</text:span><text:span text:style-name="T4">:\MASM.</text:span></text:p>
      <text:p text:style-name="P26"/>
      <text:p text:style-name="P26">3. Просмотрел программу в режиме редактирования, изучил структуру и реализации каждого сегмента программы. Строку-приветствие преобразовал в соответствии со своими личными данными.</text:p>
      <text:p text:style-name="P23"/>
      <text:p text:style-name="P26">4. В DOS перешёл на виртуальный диск при помощи команды U:</text:p>
      <text:p text:style-name="P23"/>
      <text:p text:style-name="P26">5. Протранслировал программу с помощью строки: </text:p>
      <text:p text:style-name="P27">&gt; masm  hello1.asm</text:p>
      <text:p text:style-name="P23"><text:span text:style-name="T4">По ходу трансляции создается объектный файл Hello1.obj и файл диагностических сообщений </text:span><text:span text:style-name="T10">Hello</text:span><text:span text:style-name="T4">1.lst. Во время её выполнения ошибок не было обнаружено. </text:span></text:p>
      <text:p text:style-name="P23"/>
      <text:p text:style-name="P26">6. Скомпоновал загрузочный модуль Hello1.exe с помощью строки: </text:p>
      <text:p text:style-name="P27">&gt; link  Hello1.obj</text:p>
      <text:p text:style-name="P30"><text:span text:style-name="T4">В результате работы линковщика создается загрузочный модуль Hello1.exe и файл карты памяти </text:span><text:span text:style-name="T10">Hello</text:span><text:span text:style-name="T4">1.map.</text:span></text:p>
      <text:p text:style-name="P31"/>
      <text:p text:style-name="P26">7. Загрузил русскую кодовую таблицу символов путём набора строки:</text:p>
      <text:p text:style-name="P24"><text:span text:style-name="T4">&gt; </text:span><text:span text:style-name="T10">keyb</text:span><text:span text:style-name="T4"> </text:span><text:span text:style-name="T10">ru</text:span><text:span text:style-name="T4"> 866</text:span></text:p>
      <text:p text:style-name="P27"/>
      <text:p text:style-name="P26">8. Запустил программу в автоматическом режиме путем набора строки:</text:p>
      <text:p text:style-name="P27">&gt; Hello1.exe</text:p>
      <text:p text:style-name="P27"/>
      <text:p text:style-name="P26">9. <text:s/>Вывод программы:</text:p>
      <text:p text:style-name="P25"><text:soft-page-break/><text:span text:style-name="T4">&gt; Вас приветствует ст.гр.</text:span><text:span text:style-name="T7">9382</text:span><text:span text:style-name="T4"> - </text:span><text:span text:style-name="T7">Михайлов Дмитрий</text:span><text:span text:style-name="T4">.</text:span></text:p>
      <text:p text:style-name="P27"/>
      <text:p text:style-name="P26">10.  Выполнил запуск программы Hello1.exe в пошаговом режиме с фиксацией используемых регистров и ячеек памяти до и после выполнения каждой команды, используя отладчик и соответственно команду:</text:p>
      <text:p text:style-name="P27">&gt; afd Hello1.exe.</text:p>
      <text:p text:style-name="P28">Продвижение по сегментам экранной формы отладчика выполняется с помощью клавиш   F7 – F10 (up, down, left, right).  Перезапуск программы в отладчике выполняется клавишей F3 (Retrieve).  Выход из отладчика - по команде Quit.</text:p>
      <text:p text:style-name="P28"/>
      <text:p text:style-name="P23"><text:span text:style-name="T3">Содержимое сегментных регистров до старта программы: </text:span><text:span text:style-name="T9">CS</text:span><text:span text:style-name="T3">:11</text:span><text:span text:style-name="T9">AC</text:span><text:span text:style-name="T3">, </text:span><text:span text:style-name="T9">DS</text:span><text:span text:style-name="T3">:119</text:span><text:span text:style-name="T9">C</text:span><text:span text:style-name="T3">, </text:span><text:span text:style-name="T9">ES</text:span><text:span text:style-name="T3">:119</text:span><text:span text:style-name="T9">C</text:span><text:span text:style-name="T3">, </text:span><text:span text:style-name="T9">SS</text:span><text:span text:style-name="T3">:11</text:span><text:span text:style-name="T9">B</text:span><text:span text:style-name="T3">1, </text:span><text:span text:style-name="T9">HS</text:span><text:span text:style-name="T3">:119</text:span><text:span text:style-name="T9">C</text:span><text:span text:style-name="T3">, </text:span><text:span text:style-name="T9">FS</text:span><text:span text:style-name="T3">:119</text:span><text:span text:style-name="T9">C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table:number-rows-spanned="2" office:value-type="string">
            <text:p text:style-name="P32">Адрес</text:p>
            <text:p text:style-name="P32">Команды</text:p>
          </table:table-cell>
          <table:table-cell table:style-name="Таблица2.A1" table:number-rows-spanned="2" office:value-type="string">
            <text:p text:style-name="P33">Символический</text:p>
            <text:p text:style-name="P33">код <text:s/>команды</text:p>
          </table:table-cell>
          <table:table-cell table:style-name="Таблица2.A1" table:number-rows-spanned="2" office:value-type="string">
            <text:p text:style-name="P33">16-ричный </text:p>
            <text:p text:style-name="P33">код команды</text:p>
          </table:table-cell>
          <table:table-cell table:style-name="Таблица2.A1" table:number-columns-spanned="2" office:value-type="string">
            <text:p text:style-name="P32">Содержимое регистров и ячеек памяти</text:p>
          </table:table-cell>
          <table:covered-table-cell/>
        </table:table-row>
        <table:table-row table:style-name="Таблица2.2">
          <table:covered-table-cell/>
          <table:covered-table-cell/>
          <table:covered-table-cell/>
          <table:table-cell table:style-name="Таблица2.A1" office:value-type="string">
            <text:p text:style-name="P33">до выполнения .</text:p>
          </table:table-cell>
          <table:table-cell table:style-name="Таблица2.A1" office:value-type="string">
            <text:p text:style-name="P33">После выполнения</text:p>
          </table:table-cell>
        </table:table-row>
        <table:table-row table:style-name="Таблица2.3">
          <table:table-cell table:style-name="Таблица2.A1" office:value-type="string">
            <text:p text:style-name="P34">0010</text:p>
          </table:table-cell>
          <table:table-cell table:style-name="Таблица2.A1" office:value-type="string">
            <text:p text:style-name="P34">MOV <text:s text:c="2"/>AX, 11AE</text:p>
          </table:table-cell>
          <table:table-cell table:style-name="Таблица2.A1" office:value-type="string">
            <text:p text:style-name="P34">B8AE11</text:p>
          </table:table-cell>
          <table:table-cell table:style-name="Таблица2.A1" office:value-type="string">
            <text:p text:style-name="P33">(AX) = 0000</text:p>
            <text:p text:style-name="P33"><text:s/>(IP) = 0010</text:p>
          </table:table-cell>
          <table:table-cell table:style-name="Таблица2.A1" office:value-type="string">
            <text:p text:style-name="P33">(AX) = 11AE</text:p>
            <text:p text:style-name="P33"><text:s/>(IP) = 0013</text:p>
          </table:table-cell>
        </table:table-row>
        <table:table-row table:style-name="Таблица2.3">
          <table:table-cell table:style-name="Таблица2.A1" office:value-type="string">
            <text:p text:style-name="P34">0013</text:p>
          </table:table-cell>
          <table:table-cell table:style-name="Таблица2.A1" office:value-type="string">
            <text:p text:style-name="P34">MOV DS, AX</text:p>
          </table:table-cell>
          <table:table-cell table:style-name="Таблица2.A1" office:value-type="string">
            <text:p text:style-name="P34">8ED8</text:p>
          </table:table-cell>
          <table:table-cell table:style-name="Таблица2.A1" office:value-type="string">
            <text:p text:style-name="P33">(AX) = 11AE</text:p>
            <text:p text:style-name="P33">(DS) = 119C</text:p>
            <text:p text:style-name="P33">(IP) = 0013</text:p>
          </table:table-cell>
          <table:table-cell table:style-name="Таблица2.A1" office:value-type="string">
            <text:p text:style-name="P33">(AX) = 11AE</text:p>
            <text:p text:style-name="P33">(DS) = 11AE</text:p>
            <text:p text:style-name="P33">(IP) = 0015</text:p>
          </table:table-cell>
        </table:table-row>
        <table:table-row table:style-name="Таблица2.3">
          <table:table-cell table:style-name="Таблица2.A1" office:value-type="string">
            <text:p text:style-name="P34">0015</text:p>
          </table:table-cell>
          <table:table-cell table:style-name="Таблица2.A1" office:value-type="string">
            <text:p text:style-name="P34">MOV DX, 0000</text:p>
          </table:table-cell>
          <table:table-cell table:style-name="Таблица2.A1" office:value-type="string">
            <text:p text:style-name="P34">BA0000</text:p>
          </table:table-cell>
          <table:table-cell table:style-name="Таблица2.A1" office:value-type="string">
            <text:p text:style-name="P33">(DX) = 0000</text:p>
            <text:p text:style-name="P33">(IP) = 0015</text:p>
          </table:table-cell>
          <table:table-cell table:style-name="Таблица2.A1" office:value-type="string">
            <text:p text:style-name="P33">(DX) = 0000</text:p>
            <text:p text:style-name="P33">(IP) = 0018</text:p>
          </table:table-cell>
        </table:table-row>
        <table:table-row table:style-name="Таблица2.6">
          <table:table-cell table:style-name="Таблица2.A1" office:value-type="string">
            <text:p text:style-name="P34">0018</text:p>
          </table:table-cell>
          <table:table-cell table:style-name="Таблица2.A1" office:value-type="string">
            <text:p text:style-name="P34">MOV AH,09</text:p>
          </table:table-cell>
          <table:table-cell table:style-name="Таблица2.A1" office:value-type="string">
            <text:p text:style-name="P34">B409</text:p>
          </table:table-cell>
          <table:table-cell table:style-name="Таблица2.A1" office:value-type="string">
            <text:p text:style-name="P33">(AX) = 11AE</text:p>
            <text:p text:style-name="P33">(IP) = 0018</text:p>
          </table:table-cell>
          <table:table-cell table:style-name="Таблица2.A1" office:value-type="string">
            <text:p text:style-name="P33">(AX) = 09AE</text:p>
            <text:p text:style-name="P33">(IP) = 001A</text:p>
          </table:table-cell>
        </table:table-row>
        <table:table-row table:style-name="Таблица2.7">
          <table:table-cell table:style-name="Таблица2.A1" office:value-type="string">
            <text:p text:style-name="P34">001A</text:p>
          </table:table-cell>
          <table:table-cell table:style-name="Таблица2.A1" office:value-type="string">
            <text:p text:style-name="P34">INT 21</text:p>
          </table:table-cell>
          <table:table-cell table:style-name="Таблица2.A1" office:value-type="string">
            <text:p text:style-name="P34">CD21</text:p>
          </table:table-cell>
          <table:table-cell table:style-name="Таблица2.A1" office:value-type="string">
            <text:p text:style-name="P33">(IP) = 001A</text:p>
          </table:table-cell>
          <table:table-cell table:style-name="Таблица2.A1" office:value-type="string">
            <text:p text:style-name="P33">(IP) = 001C</text:p>
          </table:table-cell>
        </table:table-row>
        <table:table-row table:style-name="Таблица2.8">
          <table:table-cell table:style-name="Таблица2.A1" office:value-type="string">
            <text:p text:style-name="P34">001C</text:p>
          </table:table-cell>
          <table:table-cell table:style-name="Таблица2.A1" office:value-type="string">
            <text:p text:style-name="P34">MOV AH,4C</text:p>
          </table:table-cell>
          <table:table-cell table:style-name="Таблица2.A1" office:value-type="string">
            <text:p text:style-name="P34">B44C</text:p>
          </table:table-cell>
          <table:table-cell table:style-name="Таблица2.A1" office:value-type="string">
            <text:p text:style-name="P33">(AX) = 09AE</text:p>
            <text:p text:style-name="P33">(IP) = 001C</text:p>
          </table:table-cell>
          <table:table-cell table:style-name="Таблица2.A1" office:value-type="string">
            <text:p text:style-name="P33">(AX) = 4CAE</text:p>
            <text:p text:style-name="P33">(IP) = 001E</text:p>
          </table:table-cell>
        </table:table-row>
        <table:table-row table:style-name="Таблица2.3">
          <table:table-cell table:style-name="Таблица2.A1" office:value-type="string">
            <text:p text:style-name="P34">001E</text:p>
          </table:table-cell>
          <table:table-cell table:style-name="Таблица2.A1" office:value-type="string">
            <text:p text:style-name="P34">INT 21</text:p>
          </table:table-cell>
          <table:table-cell table:style-name="Таблица2.A1" office:value-type="string">
            <text:p text:style-name="P34">CD21</text:p>
          </table:table-cell>
          <table:table-cell table:style-name="Таблица2.A1" office:value-type="string">
            <text:p text:style-name="P33">(AX) = 4CAE</text:p>
            <text:p text:style-name="P33">(DS) = 11AE</text:p>
            <text:p text:style-name="P33">(IP) = 001E</text:p>
          </table:table-cell>
          <table:table-cell table:style-name="Таблица2.A1" office:value-type="string">
            <text:p text:style-name="P33">(AX) = 0000</text:p>
            <text:p text:style-name="P33">(DS) = 119C</text:p>
            <text:p text:style-name="P33">(IP) = 0010</text:p>
          </table:table-cell>
        </table:table-row>
      </table:table>
      <text:p text:style-name="P8"/>
      <text:p text:style-name="P8">Часть 2.</text:p>
      <text:p text:style-name="P45">1. Просмотрел программу Hello2.asm в режиме редактирования, изучил ее структуру и реализацию каждого сегмента программы. Строки-приветствия преобразовывал в соответствии со своими личными данными.</text:p>
      <text:p text:style-name="P11"/>
      <text:list xml:id="list926755926" text:style-name="WWNum2">
        <text:list-item>
          <text:p text:style-name="P48"><text:span text:style-name="T3">Выполнил трансляцию программы Hello2.asm с помощью транслятора </text:span><text:span text:style-name="T9">MASM</text:span><text:span text:style-name="T3"> и команды:</text:span></text:p>
        </text:list-item>
      </text:list>
      <text:p text:style-name="P11"><text:span text:style-name="T3">&gt;</text:span><text:span text:style-name="T9">masm</text:span><text:span text:style-name="T3"> </text:span><text:span text:style-name="T9">Hello</text:span><text:span text:style-name="T3">2.</text:span><text:span text:style-name="T9">asm</text:span></text:p>
      <text:p text:style-name="P10"><text:span text:style-name="T3"><text:s/>В результате чего получился объектный файл </text:span><text:span text:style-name="T9">Hello</text:span><text:span text:style-name="T3">2.</text:span><text:span text:style-name="T9">asm</text:span><text:span text:style-name="T3">. В процессе трансляции ошибок не обнаружено.</text:span></text:p>
      <text:p text:style-name="P10"><text:soft-page-break/></text:p>
      <text:list xml:id="list134438959793713" text:continue-numbering="true" text:style-name="WWNum2">
        <text:list-item>
          <text:p text:style-name="P48"><text:span text:style-name="T3">Используя линковщик </text:span><text:span text:style-name="T9">LINK</text:span><text:span text:style-name="T3">, создал загрузочный модуль </text:span><text:span text:style-name="T9">H</text:span><text:span text:style-name="T3">ello2.exe. Использовал команду:</text:span></text:p>
        </text:list-item>
      </text:list>
      <text:p text:style-name="P9">&gt;link Hello2.obj</text:p>
      <text:p text:style-name="P9"/>
      <text:list xml:id="list134437532374819" text:continue-numbering="true" text:style-name="WWNum2">
        <text:list-item>
          <text:p text:style-name="P48"><text:span text:style-name="T3">Выполнил программу </text:span><text:span text:style-name="T9">Hello</text:span><text:span text:style-name="T3">2.</text:span><text:span text:style-name="T9">exe</text:span><text:span text:style-name="T3"> в автоматическом режиме и убедился в том, что она работает корректно: в консоль выводится:</text:span></text:p>
        </text:list-item>
      </text:list>
      <text:p text:style-name="P9">&gt;Здравствуйте!</text:p>
      <text:p text:style-name="P11"><text:span text:style-name="T3">&gt;Вас приветствует ст.гр.</text:span><text:span text:style-name="T8">9382</text:span><text:span text:style-name="T3"> — </text:span><text:span text:style-name="T8">Михайлов Дмитрий</text:span><text:span text:style-name="T3">.</text:span></text:p>
      <text:p text:style-name="P46"><text:s/></text:p>
      <text:list xml:id="list134438552065014" text:continue-numbering="true" text:style-name="WWNum2">
        <text:list-item>
          <text:p text:style-name="P35"><text:span text:style-name="T3">Запустил программу Hello2.</text:span><text:span text:style-name="T9">exe</text:span><text:span text:style-name="T3"> в пошаговом режиме, используя отладчик afd с фиксацией содержимого используемых регистров и ячеек памяти до и после выполнения команд.</text:span></text:p>
        </text:list-item>
      </text:list>
      <text:p text:style-name="P20"/>
      <text:p text:style-name="P23"><text:span text:style-name="T3">Содержимое сегментных регистров до старта программы: </text:span><text:span text:style-name="T9">CS</text:span><text:span text:style-name="T3">:11</text:span><text:span text:style-name="T9">B</text:span><text:span text:style-name="T3">2, </text:span><text:span text:style-name="T9">DS</text:span><text:span text:style-name="T3">:119</text:span><text:span text:style-name="T9">C</text:span><text:span text:style-name="T3">, </text:span><text:span text:style-name="T9">ES</text:span><text:span text:style-name="T3">:119</text:span><text:span text:style-name="T9">C</text:span><text:span text:style-name="T3">, </text:span><text:span text:style-name="T9">SS</text:span><text:span text:style-name="T3">:11</text:span><text:span text:style-name="T9">AC</text:span><text:span text:style-name="T3">, </text:span><text:span text:style-name="T9">HS</text:span><text:span text:style-name="T3">:119</text:span><text:span text:style-name="T9">C</text:span><text:span text:style-name="T3">, </text:span><text:span text:style-name="T9">FS</text:span><text:span text:style-name="T3">:119</text:span><text:span text:style-name="T9">C</text:span><text:span text:style-name="T3"> </text:span></text:p>
      <text:p text:style-name="P49">Табл.2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table:number-rows-spanned="2" office:value-type="string">
            <text:p text:style-name="P32">Адрес</text:p>
            <text:p text:style-name="P32">Команды</text:p>
          </table:table-cell>
          <table:table-cell table:style-name="Таблица3.A1" table:number-rows-spanned="2" office:value-type="string">
            <text:p text:style-name="P32">Символический</text:p>
            <text:p text:style-name="P32">код <text:s/>команды</text:p>
          </table:table-cell>
          <table:table-cell table:style-name="Таблица3.A1" table:number-rows-spanned="2" office:value-type="string">
            <text:p text:style-name="P21"><text:span text:style-name="T19">1</text:span><text:span text:style-name="T20">6-ричный </text:span></text:p>
            <text:p text:style-name="P33">код команды</text:p>
          </table:table-cell>
          <table:table-cell table:style-name="Таблица3.A1" table:number-columns-spanned="2" office:value-type="string">
            <text:p text:style-name="P32">Содержимое регистров и ячеек памяти</text:p>
          </table:table-cell>
          <table:covered-table-cell/>
        </table:table-row>
        <table:table-row table:style-name="Таблица3.2">
          <table:covered-table-cell/>
          <table:covered-table-cell/>
          <table:covered-table-cell/>
          <table:table-cell table:style-name="Таблица3.A1" office:value-type="string">
            <text:p text:style-name="P21"><text:span text:style-name="T19">Д</text:span><text:span text:style-name="T20">о выполнения </text:span></text:p>
          </table:table-cell>
          <table:table-cell table:style-name="Таблица3.A1" office:value-type="string">
            <text:p text:style-name="P33">После выполнения</text:p>
          </table:table-cell>
        </table:table-row>
        <table:table-row table:style-name="Таблица3.3">
          <table:table-cell table:style-name="Таблица3.A1" office:value-type="string">
            <text:p text:style-name="P22"><text:span text:style-name="T20">00</text:span><text:span text:style-name="T19">05</text:span></text:p>
          </table:table-cell>
          <table:table-cell table:style-name="Таблица3.A1" office:value-type="string">
            <text:p text:style-name="P34">PUSH DS</text:p>
          </table:table-cell>
          <table:table-cell table:style-name="Таблица3.A1" office:value-type="string">
            <text:p text:style-name="P34">1E</text:p>
          </table:table-cell>
          <table:table-cell table:style-name="Таблица3.A1" office:value-type="string">
            <text:p text:style-name="P33">(DS) = 119C</text:p>
            <text:p text:style-name="P33">(SP)=0018</text:p>
            <text:p text:style-name="P33">(IP) = 0005</text:p>
            <text:p text:style-name="P33">Stack +0 0000</text:p>
            <text:p text:style-name="P33"><text:s text:c="5"/>+2 0000</text:p>
            <text:p text:style-name="P33"><text:s text:c="5"/>+4 0000</text:p>
          </table:table-cell>
          <table:table-cell table:style-name="Таблица3.A1" office:value-type="string">
            <text:p text:style-name="P33">(DS) = 119C</text:p>
            <text:p text:style-name="P33">(SP)=0016</text:p>
            <text:p text:style-name="P33">(IP) = 0006</text:p>
            <text:p text:style-name="P33">Stack +0 119C</text:p>
            <text:p text:style-name="P33"><text:s text:c="5"/>+2 0000</text:p>
            <text:p text:style-name="P33"><text:s text:c="5"/>+4 0000</text:p>
          </table:table-cell>
        </table:table-row>
        <table:table-row table:style-name="Таблица3.3">
          <table:table-cell table:style-name="Таблица3.A1" office:value-type="string">
            <text:p text:style-name="P34">0006</text:p>
          </table:table-cell>
          <table:table-cell table:style-name="Таблица3.A1" office:value-type="string">
            <text:p text:style-name="P34">SUB AX, AX</text:p>
          </table:table-cell>
          <table:table-cell table:style-name="Таблица3.A1" office:value-type="string">
            <text:p text:style-name="P34">2BCO</text:p>
          </table:table-cell>
          <table:table-cell table:style-name="Таблица3.A1" office:value-type="string">
            <text:p text:style-name="P33">(AX) = 0000</text:p>
            <text:p text:style-name="P33">(IP) = 0006</text:p>
          </table:table-cell>
          <table:table-cell table:style-name="Таблица3.A1" office:value-type="string">
            <text:p text:style-name="P33">(AX) = 0000</text:p>
            <text:p text:style-name="P33">(IP) = 0008</text:p>
          </table:table-cell>
        </table:table-row>
        <table:table-row table:style-name="Таблица3.3">
          <table:table-cell table:style-name="Таблица3.A1" office:value-type="string">
            <text:p text:style-name="P34">0008</text:p>
          </table:table-cell>
          <table:table-cell table:style-name="Таблица3.A1" office:value-type="string">
            <text:p text:style-name="P34">PUSH AX</text:p>
          </table:table-cell>
          <table:table-cell table:style-name="Таблица3.A1" office:value-type="string">
            <text:p text:style-name="P34">50</text:p>
          </table:table-cell>
          <table:table-cell table:style-name="Таблица3.A1" office:value-type="string">
            <text:p text:style-name="P33">(AX) = 0000</text:p>
            <text:p text:style-name="P33">(SP)=0016</text:p>
            <text:p text:style-name="P33">(IP) = 0008</text:p>
            <text:p text:style-name="P33">Stack +0 119C</text:p>
            <text:p text:style-name="P33"><text:s text:c="5"/>+2 0000</text:p>
            <text:p text:style-name="P33"><text:s text:c="5"/>+4 0000</text:p>
          </table:table-cell>
          <table:table-cell table:style-name="Таблица3.A1" office:value-type="string">
            <text:p text:style-name="P33">(AX) = 0000</text:p>
            <text:p text:style-name="P33">(SP)=0014</text:p>
            <text:p text:style-name="P33">(IP) = 0009</text:p>
            <text:p text:style-name="P33">Stack +0 0000</text:p>
            <text:p text:style-name="P33"><text:s text:c="5"/>+2 119C</text:p>
            <text:p text:style-name="P33"><text:s text:c="5"/>+4 0000</text:p>
          </table:table-cell>
        </table:table-row>
        <table:table-row table:style-name="Таблица3.3">
          <table:table-cell table:style-name="Таблица3.A1" office:value-type="string">
            <text:p text:style-name="P34">0009</text:p>
          </table:table-cell>
          <table:table-cell table:style-name="Таблица3.A1" office:value-type="string">
            <text:p text:style-name="P34">MOV <text:s text:c="2"/>AX, 11AE</text:p>
          </table:table-cell>
          <table:table-cell table:style-name="Таблица3.A1" office:value-type="string">
            <text:p text:style-name="P34">B8AE11</text:p>
          </table:table-cell>
          <table:table-cell table:style-name="Таблица3.A1" office:value-type="string">
            <text:p text:style-name="P33">(AX) = 0000</text:p>
            <text:p text:style-name="P33">(IP) = 0009</text:p>
          </table:table-cell>
          <table:table-cell table:style-name="Таблица3.A1" office:value-type="string">
            <text:p text:style-name="P33">(AX) = 11AE</text:p>
            <text:p text:style-name="P33">(IP) = 000C</text:p>
          </table:table-cell>
        </table:table-row>
        <table:table-row table:style-name="Таблица3.3">
          <table:table-cell table:style-name="Таблица3.A1" office:value-type="string">
            <text:p text:style-name="P34">000C</text:p>
          </table:table-cell>
          <table:table-cell table:style-name="Таблица3.A1" office:value-type="string">
            <text:p text:style-name="P34">MOV DS, AX</text:p>
          </table:table-cell>
          <table:table-cell table:style-name="Таблица3.A1" office:value-type="string">
            <text:p text:style-name="P34">8ED8</text:p>
          </table:table-cell>
          <table:table-cell table:style-name="Таблица3.A1" office:value-type="string">
            <text:p text:style-name="P33">(AX) = 11AE</text:p>
            <text:p text:style-name="P33">(DS) = 119C</text:p>
            <text:p text:style-name="P33">(IP) = 000C</text:p>
          </table:table-cell>
          <table:table-cell table:style-name="Таблица3.A1" office:value-type="string">
            <text:p text:style-name="P33">(AX) = 11AE</text:p>
            <text:p text:style-name="P33">(DS) = 11AE</text:p>
            <text:p text:style-name="P33">(IP) = 000E</text:p>
          </table:table-cell>
        </table:table-row>
        <table:table-row table:style-name="Таблица3.8">
          <table:table-cell table:style-name="Таблица3.A1" office:value-type="string">
            <text:p text:style-name="P34">000E</text:p>
          </table:table-cell>
          <table:table-cell table:style-name="Таблица3.A1" office:value-type="string">
            <text:p text:style-name="P34">MOV DX, 0000</text:p>
          </table:table-cell>
          <table:table-cell table:style-name="Таблица3.A1" office:value-type="string">
            <text:p text:style-name="P34">BA0000</text:p>
          </table:table-cell>
          <table:table-cell table:style-name="Таблица3.A1" office:value-type="string">
            <text:p text:style-name="P33">(DX) = 0000</text:p>
            <text:p text:style-name="P33">(IP) = 000E</text:p>
          </table:table-cell>
          <table:table-cell table:style-name="Таблица3.A1" office:value-type="string">
            <text:p text:style-name="P33">(DX) = 0000</text:p>
            <text:p text:style-name="P33">(IP) = 0011</text:p>
          </table:table-cell>
        </table:table-row>
        <text:soft-page-break/>
        <table:table-row table:style-name="Таблица3.3">
          <table:table-cell table:style-name="Таблица3.A1" office:value-type="string">
            <text:p text:style-name="P34">0011</text:p>
          </table:table-cell>
          <table:table-cell table:style-name="Таблица3.A1" office:value-type="string">
            <text:p text:style-name="P34">CALL 0000</text:p>
          </table:table-cell>
          <table:table-cell table:style-name="Таблица3.A1" office:value-type="string">
            <text:p text:style-name="P34">E8ECFF</text:p>
          </table:table-cell>
          <table:table-cell table:style-name="Таблица3.A1" office:value-type="string">
            <text:p text:style-name="P33">(SP)=0014</text:p>
            <text:p text:style-name="P33">(IP) = 0011</text:p>
            <text:p text:style-name="P33">Stack +0 0000</text:p>
            <text:p text:style-name="P33"><text:s text:c="5"/>+2 119C</text:p>
            <text:p text:style-name="P33"><text:s text:c="5"/>+4 0000</text:p>
          </table:table-cell>
          <table:table-cell table:style-name="Таблица3.A1" office:value-type="string">
            <text:p text:style-name="P33">(SP)=0012</text:p>
            <text:p text:style-name="P33">(IP) = 0000</text:p>
            <text:p text:style-name="P33">Stack +0 0014</text:p>
            <text:p text:style-name="P33"><text:s text:c="5"/>+2 0000</text:p>
            <text:p text:style-name="P33"><text:s text:c="5"/>+4 119C</text:p>
          </table:table-cell>
        </table:table-row>
        <table:table-row table:style-name="Таблица3.10">
          <table:table-cell table:style-name="Таблица3.A1" office:value-type="string">
            <text:p text:style-name="P34">0000</text:p>
          </table:table-cell>
          <table:table-cell table:style-name="Таблица3.A1" office:value-type="string">
            <text:p text:style-name="P34">MOV AH,09</text:p>
          </table:table-cell>
          <table:table-cell table:style-name="Таблица3.A1" office:value-type="string">
            <text:p text:style-name="P34">B409</text:p>
          </table:table-cell>
          <table:table-cell table:style-name="Таблица3.A1" office:value-type="string">
            <text:p text:style-name="P21"><text:span text:style-name="T20">(AX) = </text:span><text:span text:style-name="T19">11</text:span><text:span text:style-name="T20">AE</text:span></text:p>
            <text:p text:style-name="P33">(IP) = 0000</text:p>
          </table:table-cell>
          <table:table-cell table:style-name="Таблица3.A1" office:value-type="string">
            <text:p text:style-name="P33">(AX) = 09AE</text:p>
            <text:p text:style-name="P33">(IP) = 0002</text:p>
          </table:table-cell>
        </table:table-row>
        <table:table-row table:style-name="Таблица3.11">
          <table:table-cell table:style-name="Таблица3.A1" office:value-type="string">
            <text:p text:style-name="P34">0002</text:p>
          </table:table-cell>
          <table:table-cell table:style-name="Таблица3.A1" office:value-type="string">
            <text:p text:style-name="P34">INT 21</text:p>
          </table:table-cell>
          <table:table-cell table:style-name="Таблица3.A1" office:value-type="string">
            <text:p text:style-name="P34">CD21</text:p>
          </table:table-cell>
          <table:table-cell table:style-name="Таблица3.A1" office:value-type="string">
            <text:p text:style-name="P33">(IP) = 0002</text:p>
          </table:table-cell>
          <table:table-cell table:style-name="Таблица3.A1" office:value-type="string">
            <text:p text:style-name="P33">(IP) = 0004</text:p>
          </table:table-cell>
        </table:table-row>
        <table:table-row table:style-name="Таблица3.3">
          <table:table-cell table:style-name="Таблица3.A1" office:value-type="string">
            <text:p text:style-name="P34">0004</text:p>
          </table:table-cell>
          <table:table-cell table:style-name="Таблица3.A1" office:value-type="string">
            <text:p text:style-name="P34">RET</text:p>
          </table:table-cell>
          <table:table-cell table:style-name="Таблица3.A1" office:value-type="string">
            <text:p text:style-name="P34">C3</text:p>
          </table:table-cell>
          <table:table-cell table:style-name="Таблица3.A1" office:value-type="string">
            <text:p text:style-name="P33">(SP)=0012</text:p>
            <text:p text:style-name="P33">(IP) = 0004</text:p>
            <text:p text:style-name="P33">Stack +0 0014</text:p>
            <text:p text:style-name="P33"><text:s text:c="5"/>+2 0000</text:p>
            <text:p text:style-name="P33"><text:s text:c="5"/>+4 119C</text:p>
          </table:table-cell>
          <table:table-cell table:style-name="Таблица3.A1" office:value-type="string">
            <text:p text:style-name="P33">(SP)=0014</text:p>
            <text:p text:style-name="P33">(IP) = 0014</text:p>
            <text:p text:style-name="P33">Stack +0 0000</text:p>
            <text:p text:style-name="P33"><text:s text:c="5"/>+2 119C</text:p>
            <text:p text:style-name="P33"><text:s text:c="5"/>+4 0000</text:p>
          </table:table-cell>
        </table:table-row>
        <table:table-row table:style-name="Таблица3.8">
          <table:table-cell table:style-name="Таблица3.A1" office:value-type="string">
            <text:p text:style-name="P34">0014</text:p>
          </table:table-cell>
          <table:table-cell table:style-name="Таблица3.A1" office:value-type="string">
            <text:p text:style-name="P34">MOV DX,0010</text:p>
          </table:table-cell>
          <table:table-cell table:style-name="Таблица3.A1" office:value-type="string">
            <text:p text:style-name="P34">BA1000</text:p>
          </table:table-cell>
          <table:table-cell table:style-name="Таблица3.A1" office:value-type="string">
            <text:p text:style-name="P33">(DX) = 0000</text:p>
            <text:p text:style-name="P33">(IP) = 0014</text:p>
          </table:table-cell>
          <table:table-cell table:style-name="Таблица3.A1" office:value-type="string">
            <text:p text:style-name="P33">(DX) = 0010</text:p>
            <text:p text:style-name="P33">(IP) = 0017</text:p>
          </table:table-cell>
        </table:table-row>
        <table:table-row table:style-name="Таблица3.3">
          <table:table-cell table:style-name="Таблица3.A1" office:value-type="string">
            <text:p text:style-name="P34">0017</text:p>
          </table:table-cell>
          <table:table-cell table:style-name="Таблица3.A1" office:value-type="string">
            <text:p text:style-name="P34">CALL 0000</text:p>
          </table:table-cell>
          <table:table-cell table:style-name="Таблица3.A1" office:value-type="string">
            <text:p text:style-name="P34">E8E6FF</text:p>
          </table:table-cell>
          <table:table-cell table:style-name="Таблица3.A1" office:value-type="string">
            <text:p text:style-name="P33">(SP)=0014</text:p>
            <text:p text:style-name="P21"><text:span text:style-name="T20">(IP) = 001</text:span><text:span text:style-name="T19">7</text:span></text:p>
            <text:p text:style-name="P33">Stack +0 0000</text:p>
            <text:p text:style-name="P33"><text:s text:c="5"/>+2 119C</text:p>
            <text:p text:style-name="P33"><text:s text:c="5"/>+4 0000</text:p>
          </table:table-cell>
          <table:table-cell table:style-name="Таблица3.A1" office:value-type="string">
            <text:p text:style-name="P33">(SP)=0012</text:p>
            <text:p text:style-name="P33">(IP) = 0000</text:p>
            <text:p text:style-name="P33">Stack +0 001A</text:p>
            <text:p text:style-name="P33"><text:s text:c="5"/>+2 0000</text:p>
            <text:p text:style-name="P33"><text:s text:c="5"/>+4 119C</text:p>
          </table:table-cell>
        </table:table-row>
        <table:table-row table:style-name="Таблица3.3">
          <table:table-cell table:style-name="Таблица3.A1" office:value-type="string">
            <text:p text:style-name="P34">0000</text:p>
          </table:table-cell>
          <table:table-cell table:style-name="Таблица3.A1" office:value-type="string">
            <text:p text:style-name="P34">MOV AH,09</text:p>
          </table:table-cell>
          <table:table-cell table:style-name="Таблица3.A1" office:value-type="string">
            <text:p text:style-name="P34">B409</text:p>
          </table:table-cell>
          <table:table-cell table:style-name="Таблица3.A1" office:value-type="string">
            <text:p text:style-name="P33">(AX) = 09AE</text:p>
            <text:p text:style-name="P33">(IP) = 0000</text:p>
          </table:table-cell>
          <table:table-cell table:style-name="Таблица3.A1" office:value-type="string">
            <text:p text:style-name="P33">(AX) = 09AE</text:p>
            <text:p text:style-name="P33">(IP) = 0002</text:p>
          </table:table-cell>
        </table:table-row>
        <table:table-row table:style-name="Таблица3.16">
          <table:table-cell table:style-name="Таблица3.A1" office:value-type="string">
            <text:p text:style-name="P34">0002</text:p>
          </table:table-cell>
          <table:table-cell table:style-name="Таблица3.A1" office:value-type="string">
            <text:p text:style-name="P34">INT 21</text:p>
          </table:table-cell>
          <table:table-cell table:style-name="Таблица3.A1" office:value-type="string">
            <text:p text:style-name="P34">CD21</text:p>
          </table:table-cell>
          <table:table-cell table:style-name="Таблица3.A1" office:value-type="string">
            <text:p text:style-name="P21"><text:span text:style-name="T20">(IP) = 000</text:span><text:span text:style-name="T19">2</text:span></text:p>
          </table:table-cell>
          <table:table-cell table:style-name="Таблица3.A1" office:value-type="string">
            <text:p text:style-name="P33">(IP) = 0004</text:p>
          </table:table-cell>
        </table:table-row>
        <table:table-row table:style-name="Таблица3.3">
          <table:table-cell table:style-name="Таблица3.A1" office:value-type="string">
            <text:p text:style-name="P34">0004</text:p>
          </table:table-cell>
          <table:table-cell table:style-name="Таблица3.A1" office:value-type="string">
            <text:p text:style-name="P34">RET</text:p>
          </table:table-cell>
          <table:table-cell table:style-name="Таблица3.A1" office:value-type="string">
            <text:p text:style-name="P34">C3</text:p>
          </table:table-cell>
          <table:table-cell table:style-name="Таблица3.A1" office:value-type="string">
            <text:p text:style-name="P33">(SP)=0012</text:p>
            <text:p text:style-name="P33">(IP) = 0004</text:p>
            <text:p text:style-name="P33">Stack +0 001A</text:p>
            <text:p text:style-name="P33"><text:s text:c="5"/>+2 0000</text:p>
            <text:p text:style-name="P33"><text:s text:c="5"/>+4 119C</text:p>
          </table:table-cell>
          <table:table-cell table:style-name="Таблица3.A1" office:value-type="string">
            <text:p text:style-name="P33">(SP)=0014</text:p>
            <text:p text:style-name="P33">(IP) = 001A</text:p>
            <text:p text:style-name="P33">Stack +0 0000</text:p>
            <text:p text:style-name="P33"><text:s text:c="5"/>+2 119C</text:p>
            <text:p text:style-name="P33"><text:s text:c="5"/>+4 0000</text:p>
          </table:table-cell>
        </table:table-row>
        <table:table-row table:style-name="Таблица3.3">
          <table:table-cell table:style-name="Таблица3.A1" office:value-type="string">
            <text:p text:style-name="P34">001A</text:p>
          </table:table-cell>
          <table:table-cell table:style-name="Таблица3.A1" office:value-type="string">
            <text:p text:style-name="P34">RET Far</text:p>
          </table:table-cell>
          <table:table-cell table:style-name="Таблица3.A1" office:value-type="string">
            <text:p text:style-name="P34">CB</text:p>
          </table:table-cell>
          <table:table-cell table:style-name="Таблица3.A1" office:value-type="string">
            <text:p text:style-name="P33">(SP)=0014</text:p>
            <text:p text:style-name="P33">(IP) = 001A</text:p>
            <text:p text:style-name="P33">Stack +0 0000</text:p>
            <text:p text:style-name="P33"><text:s text:c="5"/>+2 119C</text:p>
            <text:p text:style-name="P33"><text:s text:c="5"/>+4 0000</text:p>
          </table:table-cell>
          <table:table-cell table:style-name="Таблица3.A1" office:value-type="string">
            <text:p text:style-name="P33">(SP)=0018</text:p>
            <text:p text:style-name="P33">(IP) = 0000</text:p>
            <text:p text:style-name="P33">Stack +0 0000</text:p>
            <text:p text:style-name="P33"><text:s text:c="5"/>+2 0000</text:p>
            <text:p text:style-name="P33"><text:s text:c="5"/>+4 0000</text:p>
          </table:table-cell>
        </table:table-row>
        <table:table-row table:style-name="Таблица3.3">
          <table:table-cell table:style-name="Таблица3.A1" office:value-type="string">
            <text:p text:style-name="P34">0000</text:p>
          </table:table-cell>
          <table:table-cell table:style-name="Таблица3.A1" office:value-type="string">
            <text:p text:style-name="P34">INT 20</text:p>
          </table:table-cell>
          <table:table-cell table:style-name="Таблица3.A1" office:value-type="string">
            <text:p text:style-name="P34">CD20</text:p>
          </table:table-cell>
          <table:table-cell table:style-name="Таблица3.A1" office:value-type="string">
            <text:p text:style-name="P33">(AX) = 09AE</text:p>
            <text:p text:style-name="P33">(DS) = 11AE</text:p>
            <text:p text:style-name="P33">(IP) = 0000</text:p>
          </table:table-cell>
          <table:table-cell table:style-name="Таблица3.A1" office:value-type="string">
            <text:p text:style-name="P33">(AX) = 0000</text:p>
            <text:p text:style-name="P33">(DS) = 119C</text:p>
            <text:p text:style-name="P33">(IP) = 0005</text:p>
          </table:table-cell>
        </table:table-row>
      </table:table>
      <text:p text:style-name="P29"/>
      <text:p text:style-name="P50">Выводы.</text:p>
      <text:p text:style-name="P51">В результате выполнения лабораторной работы была освоена трансляция, изучено, как происходит выполнение и отладка программ на языке Ассемблера, а также разобраны структуры приведенных в работе программ.</text:p>
      <text:p text:style-name="P17"/>
      <text:p text:style-name="P16"/>
      <text:p text:style-name="P52">Приложение. </text:p>
      <text:p text:style-name="P12"><text:span text:style-name="T13">Текст файла </text:span><text:span text:style-name="T11">hello</text:span><text:span text:style-name="T13">1.</text:span><text:span text:style-name="T11">asm</text:span></text:p>
      <text:p text:style-name="P12"><text:span text:style-name="T21"><text:s text:c="3"/></text:span><text:span text:style-name="T22"><text:s text:c="3"/>D</text:span><text:span text:style-name="T26">OSSEG <text:s text:c="37"/>; Задание сегментов под ДОС</text:span></text:p>
      <text:p text:style-name="P53"><text:s text:c="3"/>.MODEL <text:s/>SMALL <text:s text:c="30"/>; Модель памяти-SMALL(Малая)</text:p>
      <text:p text:style-name="P53"><text:s text:c="3"/>.STACK <text:s/>100h <text:s text:c="31"/>; Отвести под Стек 256 байт</text:p>
      <text:p text:style-name="P53"><text:s text:c="3"/>.DATA <text:s text:c="38"/>; Начало сегмента данных</text:p>
      <text:p text:style-name="P53">Greeting <text:s/>LABEL <text:s/>BYTE <text:s text:c="25"/>; Текст <text:s/>приветствия</text:p>
      <text:p text:style-name="P53"><text:s text:c="3"/>DB 'Вас приветствует ст.гр.9382 Михайлов Дмитрий',13,10,'$'</text:p>
      <text:p text:style-name="P53"><text:s text:c="3"/>.CODE <text:s text:c="31"/>; Начало сегмента кода</text:p>
      <text:p text:style-name="P53"><text:s text:c="3"/>mov <text:s/>ax, @data <text:s text:c="23"/>; Загрузка в DS адреса начала</text:p>
      <text:p text:style-name="P53"><text:s text:c="3"/>mov <text:s/>ds, ax <text:s text:c="26"/>; сегмента данных</text:p>
      <text:p text:style-name="P53"><text:s text:c="3"/>mov <text:s/>dx, OFFSET Greeting <text:s text:c="13"/>; Загрузка в dx смещения</text:p>
      <text:p text:style-name="P53"><text:s text:c="40"/>; адреса текста приветствия</text:p>
      <text:p text:style-name="P53">DisplayGreeting:</text:p>
      <text:p text:style-name="P53"><text:s text:c="3"/>mov <text:s/>ah, 9 <text:s text:c="27"/>; # функции ДОС печати строки</text:p>
      <text:p text:style-name="P53"><text:s text:c="3"/>int <text:s/>21h <text:s text:c="28"/>; вывод на экран <text:s/>приветствия</text:p>
      <text:p text:style-name="P53"><text:s text:c="3"/>mov <text:s/>ah, 4ch <text:s text:c="25"/>; # функции ДОС завершения программы</text:p>
      <text:p text:style-name="P53"><text:s text:c="3"/>int <text:s/>21h <text:s text:c="28"/>; завершение программы и выход в ДОС</text:p>
      <text:p text:style-name="P53"><text:s text:c="3"/>END</text:p>
      <text:p text:style-name="P14"/>
      <text:p text:style-name="P55"/>
      <text:p text:style-name="P18"><text:span text:style-name="T12"><text:s/></text:span><text:span text:style-name="T14">Текст</text:span><text:span text:style-name="T12"> </text:span><text:span text:style-name="T14">файла</text:span><text:span text:style-name="T12"> hello2.asm</text:span></text:p>
      <text:p text:style-name="P15">EOFLine <text:s/>EQU <text:s/>'$' <text:s text:c="5"/></text:p>
      <text:p text:style-name="P15">AStack <text:s text:c="3"/>SEGMENT <text:s/>STACK <text:s/></text:p>
      <text:p text:style-name="P15"><text:s text:c="10"/>DW 12 DUP(?) <text:s text:c="2"/></text:p>
      <text:p text:style-name="P15">AStack <text:s text:c="3"/>ENDS</text:p>
      <text:p text:style-name="P15">DATA <text:s text:c="5"/>SEGMENT</text:p>
      <text:p text:style-name="P12"><text:span text:style-name="T23">HELLO <text:s text:c="4"/>DB '</text:span><text:span text:style-name="T25">Здравствуйте</text:span><text:span text:style-name="T23">!', 0AH, 0DH, EOFLine</text:span></text:p>
      <text:p text:style-name="P13"><text:span text:style-name="T23">GREETING <text:s/>DB 'Вас приветствует ст.гр.</text:span><text:span text:style-name="T24">9382</text:span><text:span text:style-name="T23"> - </text:span><text:span text:style-name="T27">Михайлов Дмитрий</text:span><text:span text:style-name="T23">.', 0AH, 0DH, EOFLine</text:span></text:p>
      <text:p text:style-name="P15"><text:soft-page-break/>DATA <text:s text:c="5"/>ENDS</text:p>
      <text:p text:style-name="P15">CODE <text:s text:c="5"/>SEGMENT</text:p>
      <text:p text:style-name="P15"><text:s text:c="10"/>ASSUME CS:Code DS:DATA SS:STACK</text:p>
      <text:p text:style-name="P15">WriteMsg <text:s/>PROC <text:s/>NEAR </text:p>
      <text:p text:style-name="P15"><text:s text:c="10"/>mov <text:s text:c="2"/>AH,9</text:p>
      <text:p text:style-name="P12"><text:span text:style-name="T23"><text:s text:c="10"/>int</text:span><text:span text:style-name="T25"> <text:s text:c="2"/>21</text:span><text:span text:style-name="T23">h</text:span><text:span text:style-name="T25"> </text:span></text:p>
      <text:p text:style-name="P12"><text:span text:style-name="T25"><text:s text:c="10"/></text:span><text:span text:style-name="T23">ret</text:span></text:p>
      <text:p text:style-name="P15">WriteMsg <text:s/>ENDP</text:p>
      <text:p text:style-name="P15">Main <text:s text:c="5"/>PROC <text:s/>FAR </text:p>
      <text:p text:style-name="P15"><text:s text:c="10"/>push <text:s/>DS <text:s text:c="5"/></text:p>
      <text:p text:style-name="P15"><text:s text:c="10"/>sub <text:s text:c="2"/>AX,AX <text:s text:c="3"/></text:p>
      <text:p text:style-name="P15"><text:s text:c="10"/>push <text:s/>AX <text:s text:c="2"/></text:p>
      <text:p text:style-name="P15"><text:s text:c="10"/>mov <text:s text:c="2"/>AX,DATA <text:s text:c="12"/></text:p>
      <text:p text:style-name="P15"><text:s text:c="10"/>mov <text:s text:c="2"/>DS,AX <text:s text:c="13"/></text:p>
      <text:p text:style-name="P15"><text:s text:c="10"/>mov <text:s text:c="2"/>DX, OFFSET HELLO <text:s text:c="3"/></text:p>
      <text:p text:style-name="P15"><text:s text:c="10"/>call <text:s/>WriteMsg <text:s text:c="9"/></text:p>
      <text:p text:style-name="P15"><text:s text:c="10"/>mov <text:s text:c="2"/>DX, OFFSET GREETING </text:p>
      <text:p text:style-name="P15"><text:s text:c="10"/>call <text:s/>WriteMsg <text:s text:c="7"/></text:p>
      <text:p text:style-name="P15"><text:s text:c="10"/>ret <text:s text:c="47"/></text:p>
      <text:p text:style-name="P15">Main <text:s text:c="5"/>ENDP</text:p>
      <text:p text:style-name="P15">CODE <text:s text:c="5"/>ENDS</text:p>
      <text:p text:style-name="P15"><text:s text:c="10"/>END Main</text:p>
      <text:p text:style-name="P15"/>
      <text:list xml:id="list414718544" text:style-name="WWNum3">
        <text:list-header>
          <text:p text:style-name="P3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center" style:justify-single-word="false" fo:keep-with-next="always"/>
      <style:text-properties fo:font-size="14pt" style:font-size-asian="14pt" style:font-size-complex="14pt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Plain_20_Text" style:display-name="Plain Text" style:family="paragraph" style:parent-style-name="Standard" style:default-outline-level="">
      <style:paragraph-properties fo:margin-top="0cm" fo:margin-bottom="0.282cm" loext:contextual-spacing="false" fo:line-height="108%"/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  <style:text-properties style:font-name-complex="DejaVu Sans" style:font-family-complex="'DejaVu Sans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 Martinenko</meta:initial-creator>
    <meta:editing-cycles>6</meta:editing-cycles>
    <meta:print-date>2019-09-18T23:43:00</meta:print-date>
    <meta:creation-date>2019-09-17T11:31:00</meta:creation-date>
    <dc:date>2020-10-14T13:44:37.152116788</dc:date>
    <dc:language>ru-RU</dc:language>
    <meta:editing-duration>PT1H17M5S</meta:editing-duration>
    <meta:generator>LibreOffice/6.0.7.3$Linux_X86_64 LibreOffice_project/00m0$Build-3</meta:generator>
    <meta:document-statistic meta:table-count="3" meta:image-count="0" meta:object-count="0" meta:page-count="7" meta:paragraph-count="338" meta:word-count="1137" meta:character-count="7448" meta:non-whitespace-character-count="5667"/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